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d34e1" officeooo:paragraph-rsid="0012339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bd8fc" officeooo:paragraph-rsid="0012339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2339d" officeooo:paragraph-rsid="0012339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359c5" officeooo:paragraph-rsid="001359c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78c12" officeooo:paragraph-rsid="00178c12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1359c5" officeooo:paragraph-rsid="001359c5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1796aa" officeooo:paragraph-rsid="001796aa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359c5" officeooo:paragraph-rsid="001359c5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359c5" officeooo:paragraph-rsid="0013fe41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359c5" officeooo:paragraph-rsid="00146973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359c5" officeooo:paragraph-rsid="0015c9ba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359c5" officeooo:paragraph-rsid="00178c12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359c5" officeooo:paragraph-rsid="001796aa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796aa" officeooo:paragraph-rsid="001796aa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12339d" officeooo:paragraph-rsid="0012339d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2339d" officeooo:paragraph-rsid="0012339d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359c5" officeooo:paragraph-rsid="001359c5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359c5" officeooo:paragraph-rsid="0013fe41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359c5" officeooo:paragraph-rsid="00146973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359c5" officeooo:paragraph-rsid="0015c9ba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359c5" officeooo:paragraph-rsid="00178c12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359c5" officeooo:paragraph-rsid="001796aa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3fe41" officeooo:paragraph-rsid="0013fe41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46973" officeooo:paragraph-rsid="00146973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5c9ba" officeooo:paragraph-rsid="0015c9ba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78c12" officeooo:paragraph-rsid="00178c12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796aa" officeooo:paragraph-rsid="001796aa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b2f57" officeooo:paragraph-rsid="0012339d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b2f57" officeooo:paragraph-rsid="0012339d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cee94" officeooo:paragraph-rsid="0012339d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bd8fc" officeooo:paragraph-rsid="0012339d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5e07" officeooo:paragraph-rsid="0012339d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64b08" officeooo:paragraph-rsid="0012339d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center" style:justify-single-word="false" fo:break-before="page"/>
      <style:text-properties fo:font-size="16pt" fo:font-style="normal" style:text-underline-style="solid" style:text-underline-width="auto" style:text-underline-color="font-color" fo:font-weight="bold" officeooo:rsid="001359c5" officeooo:paragraph-rsid="00178c12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2339d" officeooo:paragraph-rsid="0012339d" style:font-size-asian="16pt" style:font-style-asian="italic" style:font-weight-asian="bold" style:font-size-complex="16pt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796aa" officeooo:paragraph-rsid="001796aa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93828" officeooo:paragraph-rsid="00193828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7bef2"/>
    </style:style>
    <style:style style:name="T2" style:family="text">
      <style:text-properties officeooo:rsid="001d34e1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officeooo:rsid="0013fe41"/>
    </style:style>
    <style:style style:name="T5" style:family="text">
      <style:text-properties officeooo:rsid="00146973"/>
    </style:style>
    <style:style style:name="T6" style:family="text">
      <style:text-properties officeooo:rsid="0015c9ba"/>
    </style:style>
    <style:style style:name="T7" style:family="text">
      <style:text-properties officeooo:rsid="00178c12"/>
    </style:style>
    <style:style style:name="T8" style:family="text">
      <style:text-properties officeooo:rsid="001796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9"/>
      <text:p text:style-name="P29"/>
      <text:p text:style-name="P29"/>
      <text:p text:style-name="P29"/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MANUAL TECNICO <text:span text:style-name="T1">DE HOTEL</text:span></text:p>
      <text:p text:style-name="P28"/>
      <text:p text:style-name="P30">by Juan Pablo Orizabal Gil</text:p>
      <text:p text:style-name="P30">Carné: 201730318</text:p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MANUAL <text:s/>TÉCNICO</text:p>
      <text:p text:style-name="P28"/>
      <text:p text:style-name="P31">El software fue <text:span text:style-name="T2">hecho, probado y ejecutado en el IDE Netbeans, es posible usarse con Netbeans 8.1 o superior y es aplicable para cualquier equipo que tenga una memoria RAM de 2 gb minimo.</text:span></text:p>
      <text:p text:style-name="P32"/>
      <text:p text:style-name="P33">El software <text:span text:style-name="T2">es un sistema de gestion de hotel, el cual maneja dos areas fundamentales, el area de recepcion y el area de restaurante, en el se pueden hacer varias funcionialidades como solicitar servicio a la habitacion, así como poder reservar habitacions, extender la estadia, hacer check in y check out entre otras cosas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"/>
      <text:p text:style-name="P2"/>
      <text:p text:style-name="P2"/>
      <text:p text:style-name="P1"><text:soft-page-break/>PAQUETE ENTIDADES</text:p>
      <text:p text:style-name="P16">Este es el paquete que contiene todas las entidades usadas en el mapeo fisico de la base de datos.</text:p>
      <text:p text:style-name="P16"/>
      <text:p text:style-name="P15"><text:tab/><text:span text:style-name="T3">CLASE ALOJAMIENTO</text:span></text:p>
      <text:p text:style-name="P16">Esta clase contiene todo lo de alojamiento. Sus atributos y sus respectivos setters y getters.</text:p>
      <text:p text:style-name="P16">Metodos:</text:p>
      <text:p text:style-name="P16">Solo contiene los setters y getters de un pojo.</text:p>
      <text:p text:style-name="P16"/>
      <text:p text:style-name="P3"><text:bookmark-start text:name="__DdeLink__1435_4027912933"/>CLASE CLIENTE</text:p>
      <text:p text:style-name="P16">Esta clase contiene todo lo de cliente dpi, nombre, apellido, nit. Así como los getters y setters.</text:p>
      <text:p text:style-name="P16">Metodos:</text:p>
      <text:p text:style-name="P16">Solo contiene los setters y getters de un pojo.<text:bookmark-end text:name="__DdeLink__1435_4027912933"/></text:p>
      <text:p text:style-name="P3"><text:bookmark-start text:name="__DdeLink__1437_4027912933"/>CLASE CONSUMO RESTAURANTE</text:p>
      <text:p text:style-name="P16">Esta clase contiene todo lo de consumo restaurante, id consumo, id alojmiento, nombre comida, precio comida entre otros, así como los getters y setters.</text:p>
      <text:p text:style-name="P16">Metodos:</text:p>
      <text:p text:style-name="P16">Solo contiene los setters y getters de un pojo.<text:bookmark-end text:name="__DdeLink__1437_4027912933"/></text:p>
      <text:p text:style-name="P16"/>
      <text:p text:style-name="P3">CLASE HABITACION</text:p>
      <text:p text:style-name="P16">Esta clase contiene todo lo de consumo restaurante id, tipo habitacion, nivel y precio, así como los getters y setters.</text:p>
      <text:p text:style-name="P16">Metodos:</text:p>
      <text:p text:style-name="P16">Solo contiene los setters y getters de un pojo.</text:p>
      <text:p text:style-name="P3">CLASE MENU</text:p>
      <text:p text:style-name="P16">Esta clase contiene todo lo de menú, nombre comida, tipo comida, precio <text:s/>así como los getters y setters.</text:p>
      <text:p text:style-name="P16">Metodos:</text:p>
      <text:p text:style-name="P16">Solo contiene los setters y getters de un pojo.</text:p>
      <text:p text:style-name="P3"/>
      <text:p text:style-name="P3"/>
      <text:p text:style-name="P3"/>
      <text:p text:style-name="P3"/>
      <text:p text:style-name="P3"><text:soft-page-break/>CLASE RESERVACION</text:p>
      <text:p text:style-name="P16">Esta clase contiene todo lo de reservacion id reservacion, dpi cliente, id habitacion, entre otros así como sus getters y setters.</text:p>
      <text:p text:style-name="P16">Metodos:</text:p>
      <text:p text:style-name="P16">Solo contiene los setters y getters de un pojo.</text:p>
      <text:p text:style-name="P3">CLASE USUARIO</text:p>
      <text:p text:style-name="P16">Esta clase contiene todo lo de usuario: usuario, contraseña, nombre, apellido, tipo usuario así como los getters y setters.</text:p>
      <text:p text:style-name="P16">Metodos:</text:p>
      <text:p text:style-name="P16">Solo contiene los setters y getters de un pojo.</text:p>
      <text:p text:style-name="P16"/>
      <text:p text:style-name="P3">PAQUETE ENUMERADOS</text:p>
      <text:p text:style-name="P16">Contiene dos clases de enumerados que serviran para el manejo de constantes en la aplicación.</text:p>
      <text:p text:style-name="P16"/>
      <text:p text:style-name="P3">ENUMERADOS USUARIOS</text:p>
      <text:p text:style-name="P16">Solo contiene tres enumerados: gerente, recepcionista y empleado restaurante.</text:p>
      <text:p text:style-name="P3">ENUMERADO MENU</text:p>
      <text:p text:style-name="P16">Solo contiene enumerados de los reportes de la aplicación, y de los objetos del menú.</text:p>
      <text:p text:style-name="P16"/>
      <text:p text:style-name="P3">PAQUETE EXPORTACION</text:p>
      <text:p text:style-name="P16">Contiene dos clases las cuales sirven para la exportacion a diferentes tipos de documentos, un para pdf y la otra para html.</text:p>
      <text:p text:style-name="P16"/>
      <text:p text:style-name="P4">CLASE HTML</text:p>
      <text:p text:style-name="P17">Contiene muchas constantes las cuales sirven para satisfacer el lenguaje de etiquetado de HTML.</text:p>
      <text:p text:style-name="P17">Metodos:</text:p>
      <text:p text:style-name="P17">usarFileChooser: utiliza un jfilechooser que servira para poder pedirle al usuario donde desea guardar el documento generado.</text:p>
      <text:p text:style-name="P17">DecirQueSegeneroArchivo: abre un joptionpane que dice que se genero el archivo correctamente.</text:p>
      <text:p text:style-name="P17">GenerarTitulo: genera el titulo que se desea poner al reporte</text:p>
      <text:p text:style-name="P17"><text:bookmark-start text:name="__DdeLink__1442_4027912933"/>generarReporte0:<text:bookmark-end text:name="__DdeLink__1442_4027912933"/> genera todo el reporte de ingresos al hotel</text:p>
      <text:p text:style-name="P17"><text:soft-page-break/>generarReporte1: genera todo el reporte de ingresos al hotel por medio de un cliente</text:p>
      <text:p text:style-name="P17">generarReporte2: genera todo el reporte de ingresos al hotel por medio de una habitacion</text:p>
      <text:p text:style-name="P17">generarReporte3: genera el listado de alojamientos de la habitacion mas popular</text:p>
      <text:p text:style-name="P17">generarReporte4: genera el listado de las habitaciones ocupadas</text:p>
      <text:p text:style-name="P17">generarReporte5:genera el listado de las habitaciones disponibles</text:p>
      <text:p text:style-name="P17">generarReporte6: genera el reporte de todos los consumos <text:s/>del restaurante en un intervalo de tiempo</text:p>
      <text:p text:style-name="P17">generarReporte7: muestra todos los clientes del sistema.</text:p>
      <text:p text:style-name="P17"/>
      <text:p text:style-name="P4">CLASE PDF</text:p>
      <text:p text:style-name="P17">Contiene las cosas necesarias para poder exportar a pdf.</text:p>
      <text:p text:style-name="P17">Metodos:</text:p>
      <text:p text:style-name="P17">exportarFactura: sirve para poder exportar la factura</text:p>
      <text:p text:style-name="P17">usarFileChooser: abre un file chooser para preguntar donde se va a guardar el documento pdf.</text:p>
      <text:p text:style-name="P17"/>
      <text:p text:style-name="P4">PAQUETE INTERFAZ GRAFICA</text:p>
      <text:p text:style-name="P6">Esta clase contiene toda las interfaces que se utilizaron y fueron necesarias utilizar para poder satisfacer la logica del software.</text:p>
      <text:p text:style-name="P8">CLASE AREA GERENTE</text:p>
      <text:p text:style-name="P6">Esta clase contiene varios atributos de la clase como conexión, frame, escritorio, usuario, modelo.</text:p>
      <text:p text:style-name="P6">Metodos:</text:p>
      <text:p text:style-name="P6">agregarDatos:agrega los datos de las tablas pertinentes.</text:p>
      <text:p text:style-name="P6"/>
      <text:p text:style-name="P8">CLASE AREA RECEPCIONISTA</text:p>
      <text:p text:style-name="P6">Esta clase contiene varios atributos de clase como conexión, frame, escritorio, usuario, modelo, habitacion, hotel.</text:p>
      <text:p text:style-name="P6">Metodos</text:p>
      <text:p text:style-name="P6">agregarInformacion: agrega la informacion de los modelos de las tablas</text:p>
      <text:p text:style-name="P6">liberarCheckOuts: libera los check outs que nunca se llego a hacerle fisicamente.</text:p>
      <text:p text:style-name="P6">AgregarDatos: agrega los datos a las tablas pertinentes</text:p>
      <text:p text:style-name="P6"><text:soft-page-break/>realizarCheckOut: realiza el check out de un cliente </text:p>
      <text:p text:style-name="P6">verHabitaciones: mira las habitaciones disponibles</text:p>
      <text:p text:style-name="P6">verReservaciones: mira las reservaciones realizadas.</text:p>
      <text:p text:style-name="P8"><text:bookmark-start text:name="__DdeLink__1444_4027912933"/>CLASE AREA RESTAURANTE</text:p>
      <text:p text:style-name="P17">Esta clase contiene atributos: conexión, frame, escritorio, usuario, modelo, restaurante, habitacion, tabla sorteada.</text:p>
      <text:p text:style-name="P17">Método</text:p>
      <text:p text:style-name="P17">agregarDatos: agrega los datos de los alojamientos activos</text:p>
      <text:p text:style-name="P17">solicitarServicio: solicita el servicio de habitacion al alojamiento pertinente.</text:p>
      <text:p text:style-name="P17"><text:bookmark-end text:name="__DdeLink__1444_4027912933"/></text:p>
      <text:p text:style-name="P8">CLASE CHECK OUT</text:p>
      <text:p text:style-name="P17">Esta clase contiene atributos: conexión, <text:span text:style-name="T4">id alojamiento, modelo, habitacion, hotel.</text:span></text:p>
      <text:p text:style-name="P17">Método</text:p>
      <text:p text:style-name="P17">agregarDatos: <text:span text:style-name="T4">agrega los datos de los consumos en el restaurante</text:span></text:p>
      <text:p text:style-name="P23">agregarInformacionTabla: agrega la informacion de las tablas</text:p>
      <text:p text:style-name="P23">finalizarCheckOut: finaliza el check out cambia el estado entre otros</text:p>
      <text:p text:style-name="P23">agregarTotal: agrega el total a pagar del check out.</text:p>
      <text:p text:style-name="P23"/>
      <text:p text:style-name="P9"><text:bookmark-start text:name="__DdeLink__1447_4027912933"/>CLASE <text:span text:style-name="T4">CREAR USUARIO</text:span></text:p>
      <text:p text:style-name="P18">Esta clase contiene atributos: <text:span text:style-name="T4">sesion, conexión, frame.</text:span></text:p>
      <text:p text:style-name="P18">Método</text:p>
      <text:p text:style-name="P23">verificarUsuario: verifica si un usuario se puede crear y si es así lo crea</text:p>
      <text:p text:style-name="P23"><text:bookmark-end text:name="__DdeLink__1447_4027912933"/></text:p>
      <text:p text:style-name="P9"><text:bookmark-start text:name="__DdeLink__1449_4027912933"/>CLASE <text:span text:style-name="T4">EXTENDER ESTADIA</text:span></text:p>
      <text:p text:style-name="P18">Esta clase contiene atributos: <text:span text:style-name="T4">sesion, conexión, frame.</text:span></text:p>
      <text:p text:style-name="P18">Método</text:p>
      <text:p text:style-name="P23">agregarDatos: agrega los datos de las tablas</text:p>
      <text:p text:style-name="P23">extenderEstadia: hace todo el procedimiento para poder extender la estadia.<text:bookmark-end text:name="__DdeLink__1449_4027912933"/></text:p>
      <text:p text:style-name="P9"><text:bookmark-start text:name="__DdeLink__1451_4027912933"/>CLASE <text:span text:style-name="T4">HABITACIONES GUI</text:span></text:p>
      <text:p text:style-name="P18">Esta clase contiene atributos: <text:span text:style-name="T4">sesion, conexión, frame.</text:span></text:p>
      <text:p text:style-name="P18">Método<text:bookmark-end text:name="__DdeLink__1451_4027912933"/></text:p>
      <text:p text:style-name="P23">informacionModelo: agrega las columnas del modelo</text:p>
      <text:p text:style-name="P23">agregarHabitaciones: agrega las habitaciones a la tabla</text:p>
      <text:p text:style-name="P23">borrarHabitaciones: borra los datos de las habitaciones</text:p>
      <text:p text:style-name="P23">ocultarBotones: oculta los botones</text:p>
      <text:p text:style-name="P23"><text:soft-page-break/>borrarDatos: borra los datos de las habitaciones</text:p>
      <text:p text:style-name="P23">mostrarBotones: muestra los botones pertinentes</text:p>
      <text:p text:style-name="P23">agregarDatosLabels: agrega datos a los labels</text:p>
      <text:p text:style-name="P23">cambiarInformacionPrecio: cambia el precio de la habitacion</text:p>
      <text:p text:style-name="P9"><text:bookmark-start text:name="__DdeLink__1453_4027912933"/>CLASE <text:span text:style-name="T4">INICIO SESION</text:span></text:p>
      <text:p text:style-name="P18">Esta clase contiene atributos: <text:span text:style-name="T4">sesion, conexión, frame, menú</text:span></text:p>
      <text:p text:style-name="P18">Método<text:bookmark-end text:name="__DdeLink__1453_4027912933"/></text:p>
      <text:p text:style-name="P23">validarUsuario: valida la informacion proporcionada y envia al area pertinente al usuario.</text:p>
      <text:p text:style-name="P9"><text:bookmark-start text:name="__DdeLink__1455_4027912933"/>CLASE <text:span text:style-name="T4">INGRESAR CLIENTE</text:span></text:p>
      <text:p text:style-name="P18">Esta clase contiene atributos: <text:span text:style-name="T4">dpi, habitacion, conexión.</text:span></text:p>
      <text:p text:style-name="P18">Método<text:bookmark-end text:name="__DdeLink__1455_4027912933"/></text:p>
      <text:p text:style-name="P23">registrarCliente: registra a un cliente, y crea su cliente.</text:p>
      <text:p text:style-name="P9"><text:bookmark-start text:name="__DdeLink__1457_4027912933"/>CLASE <text:span text:style-name="T4">INGRESAR CLIENTE</text:span></text:p>
      <text:p text:style-name="P18">Esta clase contiene atributos: <text:span text:style-name="T4">conexión, modelo, menú, habitacion, nombre comida.</text:span></text:p>
      <text:p text:style-name="P18">Método<text:bookmark-end text:name="__DdeLink__1457_4027912933"/></text:p>
      <text:p text:style-name="P23">agregarDatos: agrega los datos a las tablas</text:p>
      <text:p text:style-name="P23">crearItem: permite la creacion de un nuevo item</text:p>
      <text:p text:style-name="P23">eliminarItem: permite la eliminacion de un item</text:p>
      <text:p text:style-name="P23">editarItem: permite la edicion de un item</text:p>
      <text:p text:style-name="P23">cambiarInformacion: cambia la informacion del item seleccionado</text:p>
      <text:p text:style-name="P23">habilitarBotonesCreacion: habilita los botones para crear items</text:p>
      <text:p text:style-name="P23">borrarDatos: borra los datos de la tabla</text:p>
      <text:p text:style-name="P23">habilitarBotonesEditar: habilita los botones de editar</text:p>
      <text:p text:style-name="P23">ocultarBotones: oculta los botones</text:p>
      <text:p text:style-name="P9"><text:bookmark-start text:name="__DdeLink__1459_4027912933"/>CLASE <text:s/><text:span text:style-name="T4">MENU PRINCIPAL</text:span></text:p>
      <text:p text:style-name="P18">Esta clase contiene atributos: <text:span text:style-name="T4">conexión y sesion.</text:span></text:p>
      <text:p text:style-name="P18">Método<text:bookmark-end text:name="__DdeLink__1459_4027912933"/></text:p>
      <text:p text:style-name="P23">agregarFrame: manda al método para poder agregar la pestaña de un usuarios</text:p>
      <text:p text:style-name="P9"><text:bookmark-start text:name="__DdeLink__1461_4027912933"/>CLASE <text:s/><text:span text:style-name="T5">REALIZAR CHECK IN</text:span></text:p>
      <text:p text:style-name="P18">Esta clase contiene atributos: <text:span text:style-name="T4">conexión y sesion, modelo, habiticion.</text:span></text:p>
      <text:p text:style-name="P18">Método<text:bookmark-end text:name="__DdeLink__1461_4027912933"/></text:p>
      <text:p text:style-name="P24">agregarDatosTabla: agrega los datos a la tabla </text:p>
      <text:p text:style-name="P24">liberarReservaciones: libera las reservaciones si nunca se llego a hacer el check in</text:p>
      <text:p text:style-name="P24"><text:soft-page-break/>crearAlojamiento: crea el alojamiento de un check in</text:p>
      <text:p text:style-name="P24">cancelarReservacion: cancela una reservacion</text:p>
      <text:p text:style-name="P10"><text:bookmark-start text:name="__DdeLink__1464_4027912933"/>CLASE <text:s/><text:span text:style-name="T5">REALIZAR CHECK IN</text:span></text:p>
      <text:p text:style-name="P19">Esta clase contiene atributos: <text:span text:style-name="T5">conexión, usuario, reportes, modelos de tablas entre otros.</text:span></text:p>
      <text:p text:style-name="P19">Método<text:bookmark-end text:name="__DdeLink__1464_4027912933"/></text:p>
      <text:p text:style-name="P24">asignarReportes: asigna el vector de los nombres de los reportes.</text:p>
      <text:p text:style-name="P24">AgregarModelos: agrega las columnas a los modelos de las tablas</text:p>
      <text:p text:style-name="P24">ocultarFiltros: oculta los filtros pertinentes</text:p>
      <text:p text:style-name="P24">irReporte: manda al reporte que se desea ver según cual se tenga seleccionado</text:p>
      <text:p text:style-name="P24">borrarDatosTablas: borra los datos de las tablas</text:p>
      <text:p text:style-name="P24">reporteIngresosHotel: llama a los métodos que se necesitan para crear este reporte.</text:p>
      <text:p text:style-name="P24">ReporteIngresosCliente: llama a los métodos que se necesitan para crear este reporte.</text:p>
      <text:p text:style-name="P24">ReporteIngresosHabitacion: llama a los métodos que se necesitan para crear este reporte.</text:p>
      <text:p text:style-name="P24">ReporteHabitacionMasPopular: llama a los métodos que se necesitan para crear este reporte.</text:p>
      <text:p text:style-name="P24">ReporteHabitacionesOcupadas: lama a los métodos que se necesitan para crear este reporte</text:p>
      <text:p text:style-name="P24">reporteHabitacionesDisponibles: lama a los métodos que se necesitan para crear este reporte.</text:p>
      <text:p text:style-name="P24">ReporteConsumoHechosRestaurante: lama a los métodos que se necesitan para crear este reporte.</text:p>
      <text:p text:style-name="P24">ReporteVerClientes: lama a los métodos que se necesitan para crear este reporte.</text:p>
      <text:p text:style-name="P24">MostrarFiltros: muestra los filtros pertinentes según los reportes</text:p>
      <text:p text:style-name="P24">exportarHTML: manda a exportar el html según el reporte seleccionado.</text:p>
      <text:p text:style-name="P10">CLASE <text:s/><text:span text:style-name="T5">RESERVAR HABITACION</text:span></text:p>
      <text:p text:style-name="P19">Esta clase contiene atributos: <text:span text:style-name="T5">conexión, formato, frame, habitacion, fecha entrada, fecha salida.</text:span></text:p>
      <text:p text:style-name="P19">Método</text:p>
      <text:p text:style-name="P24">reservar: crea la reservacion con los datos proporcionados. </text:p>
      <text:p text:style-name="P24"/>
      <text:p text:style-name="P10"><text:soft-page-break/>CLASE <text:s/><text:span text:style-name="T5">REALIZAR SOLICITAR SERVICIO HABITACION</text:span></text:p>
      <text:p text:style-name="P19">Esta clase contiene atributos: <text:span text:style-name="T5">conexión, id alojamiento, modelo menú, modelo servicio, menú, habitacion.</text:span></text:p>
      <text:p text:style-name="P19">Método</text:p>
      <text:p text:style-name="P24">agregarColumnas: agrega las columnas de las tablas</text:p>
      <text:p text:style-name="P24">agregarDatosMenu: agrega los datos del menú a las tablas</text:p>
      <text:p text:style-name="P24">eliminarItem: elimina un item que se selecciono previamente</text:p>
      <text:p text:style-name="P24">finalizarPedido: finaliza el pedido de un cliente</text:p>
      <text:p text:style-name="P24">agregarPedido: agrega el pedido del cliente.</text:p>
      <text:p text:style-name="P24"/>
      <text:p text:style-name="P10"><text:bookmark-start text:name="__DdeLink__1466_4027912933"/>CLASE <text:s/><text:span text:style-name="T6">USUARIO GUI</text:span></text:p>
      <text:p text:style-name="P19">Esta clase contiene atributos: <text:span text:style-name="T5">conexión, usuario, reportes, modelos de tablas entre otros.</text:span></text:p>
      <text:p text:style-name="P19">Método<text:bookmark-end text:name="__DdeLink__1466_4027912933"/></text:p>
      <text:p text:style-name="P25">agregarColumnas: agrega las columnas de los usuarios</text:p>
      <text:p text:style-name="P25">agregarUsuarios: agrega los usuarios a las tablas</text:p>
      <text:p text:style-name="P25">borrarUsuarios: borra los datos de los usuarios</text:p>
      <text:p text:style-name="P25">ocultarBotones: oculta los botones</text:p>
      <text:p text:style-name="P25">mostrarBotones: muestra los botones</text:p>
      <text:p text:style-name="P25">editarUsuario: edita un usuario</text:p>
      <text:p text:style-name="P25">cambiarInformacion: cambia la informacion de un usuario</text:p>
      <text:p text:style-name="P25">eliminarItem: elimina a un usuario.</text:p>
      <text:p text:style-name="P11">CLASE <text:span text:style-name="T6">VER CLIENTES</text:span></text:p>
      <text:p text:style-name="P20">Esta clase contiene atributos: <text:span text:style-name="T6">conexión , modelo, hotel entre otros.</text:span></text:p>
      <text:p text:style-name="P20">Método</text:p>
      <text:p text:style-name="P25">agregarDatos: agrega los datos de las columnas</text:p>
      <text:p text:style-name="P25">agregarInformacion: agrega los clientes a la tabla</text:p>
      <text:p text:style-name="P25">borrarInformacion: borra la informacion de las tablas</text:p>
      <text:p text:style-name="P25">editarItem: habilita los botones para editar</text:p>
      <text:p text:style-name="P25">cambiarInformacion: edita la informacion de un cliente</text:p>
      <text:p text:style-name="P25">eliminarItem: elimina la informacion de un item</text:p>
      <text:p text:style-name="P25">crearItem: crea la informacion de un item</text:p>
      <text:p text:style-name="P25">habilitarBotonesCreacion: habilita los botones de creacion.</text:p>
      <text:p text:style-name="P25"/>
      <text:p text:style-name="P11"/>
      <text:p text:style-name="P11"/>
      <text:p text:style-name="P11"><text:soft-page-break/>CLASE <text:span text:style-name="T6">VER HABITACIONES</text:span></text:p>
      <text:p text:style-name="P20">Esta clase contiene atributos: <text:span text:style-name="T6">conexión , modelo, hotel entre otros.</text:span></text:p>
      <text:p text:style-name="P20">Método</text:p>
      <text:p text:style-name="P25">agregarDatos: agrega los datos de las columnas.</text:p>
      <text:p text:style-name="P25">VerDatosIntroducir: introduce los datos de los clientes</text:p>
      <text:p text:style-name="P11">CLASE <text:span text:style-name="T6">VER RESERVACIONES</text:span></text:p>
      <text:p text:style-name="P20">Esta clase contiene atributos: <text:span text:style-name="T6">conexión , modelo, hotel entre otros.</text:span></text:p>
      <text:p text:style-name="P20">Método</text:p>
      <text:p text:style-name="P25">agregarDatos: introduce los datos a la tabla de las reservaciones realizadas.</text:p>
      <text:p text:style-name="P11">CLASE <text:span text:style-name="T6">VERIFICAR DISPONIBILIDAD</text:span></text:p>
      <text:p text:style-name="P20">Esta clase contiene atributos: <text:span text:style-name="T6">conexión , modelo, hotel entre otros.</text:span></text:p>
      <text:p text:style-name="P20">Método</text:p>
      <text:p text:style-name="P26">agregarDatos: agrega los datos de los modelos</text:p>
      <text:p text:style-name="P26">llenarTabla: llena la tabla de las habitaciones</text:p>
      <text:p text:style-name="P26">comprobarDisponibilidad: comprueba la disponibilidad de una habitacion.</text:p>
      <text:p text:style-name="P26">ReservarHabitacion: reserva una habitacion.</text:p>
      <text:p text:style-name="P5">PAQUETE LOGICA</text:p>
      <text:p text:style-name="P26">Este paquete contiene toda la logica que se utilizo para poder satisfacer el problema del software.</text:p>
      <text:p text:style-name="P12">CLASE <text:span text:style-name="T6">VER CONTROL VECES</text:span></text:p>
      <text:p text:style-name="P21">Esta clase contiene <text:span text:style-name="T7">un pojo que serviara para ver la habitacion mas popular</text:span></text:p>
      <text:p text:style-name="P26">Metodos</text:p>
      <text:p text:style-name="P26">solo tiene los setters y getters de su respectivo pojo.</text:p>
      <text:p text:style-name="P26"/>
      <text:p text:style-name="P34">CLASE <text:span text:style-name="T7">HABITACION BOOLEANA</text:span></text:p>
      <text:p text:style-name="P21">Esta clase contiene atributos <text:span text:style-name="T7">id, id reservacion , esta ocupada.</text:span></text:p>
      <text:p text:style-name="P21">Método</text:p>
      <text:p text:style-name="P26">solo tiene los setters y getters del pojo.</text:p>
      <text:p text:style-name="P26"/>
      <text:p text:style-name="P12">CLASE <text:span text:style-name="T7">LOGICA HABITACION</text:span></text:p>
      <text:p text:style-name="P21">Esta c<text:span text:style-name="T7">lase tiene todo lo relacionado con la logica de las habitaciones.</text:span></text:p>
      <text:p text:style-name="P21">Método</text:p>
      <text:p text:style-name="P26">agregarDatosHabitacion: agrega los datos de una habitacion</text:p>
      <text:p text:style-name="P26">verificarFechas: verifica si dos fechas van una despues de la otra</text:p>
      <text:p text:style-name="P26">verificarDisponibilidad: verifica la disponibilidad de una habitacion</text:p>
      <text:p text:style-name="P26">compararFechas: compara dos fechas</text:p>
      <text:p text:style-name="P26">verificarCamposDpiCliente: verifica los campos de dpi de un cliente</text:p>
      <text:p text:style-name="P26">buscarInformacionCliente: verifica un cliente</text:p>
      <text:p text:style-name="P26">crearReservacion: crea la informacion de una reservacion</text:p>
      <text:p text:style-name="P26">verNumeroReservacion: mira el numero de reservacion</text:p>
      <text:p text:style-name="P26">crearCliente: crea un cliente</text:p>
      <text:p text:style-name="P26">agregarReservacionesActivas: agrega las reservaciones activas</text:p>
      <text:p text:style-name="P26">validarDatosCheckIn: valida los datos de check in </text:p>
      <text:p text:style-name="P26">validarDatos: valida los datos de un texto</text:p>
      <text:p text:style-name="P26">crearAlojamiento: crea un aloamiento en la base de datos</text:p>
      <text:p text:style-name="P26">borrarDatos: borra los datos de alog</text:p>
      <text:p text:style-name="P26">hacerTotalAlojamiento: hace el total de alojamiento</text:p>
      <text:p text:style-name="P26">liberarReservacion: libera la reservacion de alguien</text:p>
      <text:p text:style-name="P26">agregarDatosAlojamientosActivos: agrega los datos activos de alojamientos</text:p>
      <text:p text:style-name="P26">obtenerReservacionEspecifica: obtiene una reservacion especifica</text:p>
      <text:p text:style-name="P26">verificarExtencionFecha: verifica la extencion de las fechas</text:p>
      <text:p text:style-name="P26">actualizarEstadia: actualiza la estadia</text:p>
      <text:p text:style-name="P26">introducirDinero: introduce el dinero en la factura</text:p>
      <text:p text:style-name="P26">verCheckOut: mira si puede hacer check out.</text:p>
      <text:p text:style-name="P12"><text:bookmark-start text:name="__DdeLink__1471_4027912933"/>CLASE <text:span text:style-name="T7">LOGICA HOTEL</text:span></text:p>
      <text:p text:style-name="P21">Esta clase co<text:span text:style-name="T7">ntiene todo lo relacionado a rasgos generales del hotel.</text:span></text:p>
      <text:p text:style-name="P21">Método<text:bookmark-end text:name="__DdeLink__1471_4027912933"/></text:p>
      <text:p text:style-name="P26">obtenerCliente: obtiene un cliente por el id de alojamiento</text:p>
      <text:p text:style-name="P26">cambiarCheckOut: cambia el booleano del check out a true</text:p>
      <text:p text:style-name="P26">verHabitaciones: mira las habitaciones disponibles</text:p>
      <text:p text:style-name="P26"><text:soft-page-break/>arregloHabitaciones: crea un arreglo con las habitaciones registradas</text:p>
      <text:p text:style-name="P26"><text:bookmark-start text:name="__DdeLink__1469_4027912933"/>introducirDatosHabitacionesOcupadas:<text:bookmark-end text:name="__DdeLink__1469_4027912933"/> introduce los datos de las habitaciones ocupadas</text:p>
      <text:p text:style-name="P26">introducirDatosHabitacionesDisponibles: introduce los datos de las habitaciones disponibles</text:p>
      <text:p text:style-name="P26">introducirReservaciones: introduce todas las reservaciones</text:p>
      <text:p text:style-name="P26">introducirClientes: introduce todos los clientes</text:p>
      <text:p text:style-name="P26">editarItemCliente: edita un item cliente</text:p>
      <text:p text:style-name="P26">eliminarItemCliente: elimina a un cliente</text:p>
      <text:p text:style-name="P26">crearItemCliente: crea el item del cliente</text:p>
      <text:p text:style-name="P26">agregarHabitaciones: agrega las habitaciones</text:p>
      <text:p text:style-name="P26">actualizarPrecio: actualiza el precio de las habitaciones</text:p>
      <text:p text:style-name="P26">agregarUsuarios: agrega usuarios al sistem</text:p>
      <text:p text:style-name="P26">actualizarUsuario: actualiza usuarios del sistema</text:p>
      <text:p text:style-name="P26">eliminarUsuario: elimina un usuario del sistema</text:p>
      <text:p text:style-name="P26">liberarReservacion: libera una reservacion</text:p>
      <text:p text:style-name="P26">hacerCheckoutObligatorio: hace el check out obligatorio</text:p>
      <text:p text:style-name="P26">obtenerClienteDpi: obtiene el dpi de un cliente </text:p>
      <text:p text:style-name="P26">obtenerTotalPagoAlojamiento: obtiene el pago por alojamiento</text:p>
      <text:p text:style-name="P25"/>
      <text:p text:style-name="P12">CLASE <text:span text:style-name="T7">LOGICA MENU</text:span></text:p>
      <text:p text:style-name="P21">Esta clase co<text:span text:style-name="T7">ntiene todo lo relacionado al menu.</text:span></text:p>
      <text:p text:style-name="P21">Método</text:p>
      <text:p text:style-name="P26">agregarDatosMenu: agrgea los datos del menu</text:p>
      <text:p text:style-name="P26">crearItem: crea un item del menu</text:p>
      <text:p text:style-name="P26">editarItem: edita un item del menu</text:p>
      <text:p text:style-name="P26">eliminarItem: elimina un item del menu</text:p>
      <text:p text:style-name="P26">verificarCantidad: verifica la cantidad del menu</text:p>
      <text:p text:style-name="P26">añadirConsumo: añade un consumo</text:p>
      <text:p text:style-name="P26">InsertarConsumo: inserta el consumo a la base de datos</text:p>
      <text:p text:style-name="P12"><text:bookmark-start text:name="__DdeLink__1475_4027912933"/>CLASE <text:span text:style-name="T7">MOSTRAR INFORMACION</text:span></text:p>
      <text:p text:style-name="P21">Esta clase co<text:span text:style-name="T7">ntiene todo lo relacionado a los reportes.</text:span></text:p>
      <text:p text:style-name="P21">Método<text:bookmark-end text:name="__DdeLink__1475_4027912933"/></text:p>
      <text:p text:style-name="P27">verificarFechas: verifica si dos fechas estan correctas</text:p>
      <text:p text:style-name="P27">verificarFechaEspecifica: verifica una fecha especifica</text:p>
      <text:p text:style-name="P27">verificarId: verifica el id de un alojamiento</text:p>
      <text:p text:style-name="P27"><text:soft-page-break/>ReporteIngresoshotel: <text:bookmark-start text:name="__DdeLink__1473_4027912933"/>tiene la logica para crear el reporte<text:bookmark-end text:name="__DdeLink__1473_4027912933"/></text:p>
      <text:p text:style-name="P27">introducirConsumosHotelFechas: introduce los consumos en las fechas especificas</text:p>
      <text:p text:style-name="P27">introducirPagosAlojamientosHotelFechas: introduce los alojamientos del hotel en fechas especificas.</text:p>
      <text:p text:style-name="P27">reporteIngresosCliente:tiene la logica para crear el reporte</text:p>
      <text:p text:style-name="P27">reporteIngresosHabitacion:tiene la logica para crear el reporte</text:p>
      <text:p text:style-name="P27">reporteHabitacionMasPopular:tiene la logica para crear el reporte</text:p>
      <text:p text:style-name="P27">nombrehabitacionPopular:tiene la logica para crear el reporte</text:p>
      <text:p text:style-name="P27">ordenamiento: es un quicksort que sirve para ordenar lo de la habitacion mas popular.</text:p>
      <text:p text:style-name="P13">CLASE <text:span text:style-name="T8">SESION</text:span></text:p>
      <text:p text:style-name="P22">Esta clase co<text:span text:style-name="T7">ntiene todo lo relacionado al inicio de sesion.</text:span></text:p>
      <text:p text:style-name="P22">Método</text:p>
      <text:p text:style-name="P27">verificarUsuario: verifica si existe un usuario en el sistema</text:p>
      <text:p text:style-name="P27">agregarFrame: agrega al frame lo que se desea poner, el area especifica</text:p>
      <text:p text:style-name="P27">Limpiar: limpia todo lo que esta en el panel del escritorio</text:p>
      <text:p text:style-name="P27">validarEspaciosUsuario: valida si no hay espacios en el usuario</text:p>
      <text:p text:style-name="P27">validarUsuario: valida un usuario</text:p>
      <text:p text:style-name="P27">crearUsuario: crea a un usuario</text:p>
      <text:p text:style-name="P27">arregloReportes: contiene el arreglo de los nombres de los reportes.</text:p>
      <text:p text:style-name="P27"/>
      <text:p text:style-name="P13">CLASE <text:span text:style-name="T8">TABLA MODELO</text:span></text:p>
      <text:p text:style-name="P22">Esta clase co<text:span text:style-name="T7">ntiene una heredacion de default table model que sirve para que una tabla no se pueda editar los datos desde la misma tabla</text:span></text:p>
      <text:p text:style-name="P22">Método</text:p>
      <text:p text:style-name="P27">isCellEditable: sobrecargado para que no se puedan editar las celdas en la tabla.</text:p>
      <text:p text:style-name="P13"/>
      <text:p text:style-name="P14">PAQUETE HOTEL</text:p>
      <text:p text:style-name="P7">Este paquete unicamente contiene el main.</text:p>
      <text:p text:style-name="P13">CLASE <text:span text:style-name="T8">HOTEL</text:span></text:p>
      <text:p text:style-name="P27">Esta clase contiene el main unicamente.</text:p>
      <text:p text:style-name="P27"/>
      <text:p text:style-name="P37">Los diagramas estan en otros documentos.</text:p>
      <text:p text:style-name="P37"/>
      <text:p text:style-name="P25"><text:soft-page-break/></text:p>
      <text:p text:style-name="P19"/>
      <text:p text:style-name="P24"/>
      <text:p text:style-name="P19"/>
      <text:p text:style-name="P19"/>
      <text:p text:style-name="P2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0:37:03.922940221</meta:creation-date>
    <dc:date>2018-10-20T12:21:01.839566848</dc:date>
    <meta:editing-duration>PT7M12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4" meta:paragraph-count="310" meta:word-count="2216" meta:character-count="15646" meta:non-whitespace-character-count="13725"/>
  </office:meta>
</office:document-meta>
</file>